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496f" officeooo:paragraph-rsid="0006496f"/>
    </style:style>
    <style:style style:name="P2" style:family="paragraph" style:parent-style-name="Standard" style:list-style-name="L1">
      <style:text-properties officeooo:rsid="0006496f" officeooo:paragraph-rsid="0006496f"/>
    </style:style>
    <style:style style:name="P3" style:family="paragraph" style:parent-style-name="Standard" style:list-style-name="L1">
      <style:text-properties officeooo:paragraph-rsid="0006496f"/>
    </style:style>
    <style:style style:name="P4" style:family="paragraph" style:parent-style-name="Standard">
      <style:text-properties officeooo:rsid="00077c59" officeooo:paragraph-rsid="00077c59"/>
    </style:style>
    <style:style style:name="P5" style:family="paragraph" style:parent-style-name="Standard" style:list-style-name="L5">
      <style:text-properties officeooo:rsid="00077c59" officeooo:paragraph-rsid="00077c59"/>
    </style:style>
    <style:style style:name="P6" style:family="paragraph" style:parent-style-name="Standard">
      <style:text-properties fo:font-weight="bold" officeooo:rsid="00077c59" officeooo:paragraph-rsid="00077c59" style:font-weight-asian="bold" style:font-weight-complex="bold"/>
    </style:style>
    <style:style style:name="P7" style:family="paragraph" style:parent-style-name="Standard">
      <style:text-properties fo:font-weight="bold" officeooo:rsid="0006496f" officeooo:paragraph-rsid="0006496f" style:font-weight-asian="bold" style:font-weight-complex="bold"/>
    </style:style>
    <style:style style:name="T1" style:family="text">
      <style:text-properties officeooo:rsid="0006496f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Monday 16-March-2020</text:p>
      <text:p text:style-name="P1"/>
      <text:p text:style-name="P4">Week 2: Concepts</text:p>
      <text:p text:style-name="P1"/>
      <text:p text:style-name="P7">Multivariate Linear Regression:</text:p>
      <text:list xml:id="list4137818652" text:style-name="L1">
        <text:list-item>
          <text:p text:style-name="P2">Gradient Descent for Multiple Variables</text:p>
        </text:list-item>
        <text:list-item>
          <text:p text:style-name="P3"><text:span text:style-name="T1">Feature Scaling, Mean Normalization</text:span></text:p>
        </text:list-item>
        <text:list-item>
          <text:p text:style-name="P2">Polynomial Regression</text:p>
        </text:list-item>
        <text:list-item>
          <text:p text:style-name="P2">Computing Parameters Analytically: Gradient descent Vs Simple theta computation</text:p>
        </text:list-item>
      </text:list>
      <text:p text:style-name="P4"/>
      <text:p text:style-name="P4">Week 3: Concepts</text:p>
      <text:p text:style-name="P4"/>
      <text:p text:style-name="P6">Classification and Representation:</text:p>
      <text:list xml:id="list2327561383" text:style-name="L5">
        <text:list-item>
          <text:p text:style-name="P5">Classification</text:p>
        </text:list-item>
        <text:list-item>
          <text:p text:style-name="P5">Hypothesis Representation (New formula for classification)</text:p>
        </text:list-item>
        <text:list-item>
          <text:p text:style-name="P5">Decision boundary (Using Logistic/Sigmoid functio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8:42:35.235798641</meta:creation-date>
    <dc:date>2020-03-16T19:26:24.967265467</dc:date>
    <meta:editing-duration>PT23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53" meta:character-count="432" meta:non-whitespace-character-count="390"/>
  </office:meta>
</office:document-meta>
</file>